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9.694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22.2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office:value-type="string" table:style-name="ce9">
            <text:p>X=included / i=implementation file / h= header file/ m=main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20,m133,m235 ++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h30, h54,h5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included<text:s/>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h27-3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h27-3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h3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m23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Documentation Included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m36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not needed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h75-9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h97+, m366+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x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h3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i24-26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h33, i2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m4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m45-48, m371+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x</text:p>
          </table:table-cell>
          <table:table-cell table:style-name="ce2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6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5">
          <table:table-cell table:number-columns-repeated="16384"/>
        </table:table-row>
        <table:table-row table:number-rows-repeated="1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RCC RCCD</meta:initial-creator>
    <dc:creator>Wyatt Curtner</dc:creator>
    <meta:creation-date>2017-01-25T10:21:36Z</meta:creation-date>
    <dc:date>2022-12-18T01:46:26Z</dc:date>
    <meta:editing-cycles>23</meta:editing-cycles>
    <meta:editing-duration>PT6872S</meta:editing-duration>
  </office:meta>
</office:document-meta>
</file>